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r5" style:family="presentation" style:parent-style-name="Midnightblue-outline1">
      <style:graphic-properties fo:min-height="13.626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Phénomènes de transport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5" draw:layer="layout" svg:width="26cm" svg:height="13.625cm" svg:x="1cm" svg:y="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1H28M26S</meta:editing-duration>
    <meta:editing-cycles>15</meta:editing-cycles>
    <meta:generator>LibreOffice/7.2.7.2$Windows_X86_64 LibreOffice_project/8d71d29d553c0f7dcbfa38fbfda25ee34cce99a2</meta:generator>
    <dc:title>Slide agreg</dc:title>
    <dc:date>2022-06-08T12:52:54.269000000</dc:date>
    <meta:document-statistic meta:object-count="76"/>
  </office:meta>
</office:document-meta>
</file>